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,%20data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%20each='o%20in%20get_objects(objects,%20data)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0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%20each=%22mode,%20line%20in%20get_product_pack(o.product_ids,%20data)%22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%20test=%22mode%20==%20'HEADER'%22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1" office:value-type="string" calcext:value-type="string">
            <text:p>Campagna</text:p>
          </table:table-cell>
          <table:table-cell table:style-name="ce21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==%20'HIDDEN'%22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4" office:value-type="string" calcext:value-type="string">
            <text:p><text:a xlink:href="python://for%20each=%22field%20in%20line%22" xlink:type="simple">Loop field</text:a></text:p>
          </table:table-cell>
          <table:table-cell table:style-name="ce13"/>
          <table:table-cell table:style-name="ce19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qty_ordered</text:p>
          </table:table-cell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not%20in%20('HEADER',%20'HIDDEN')%22" xlink:type="simple">data</text:a></text:p>
          </table:table-cell>
          <table:table-cell/>
          <table:table-cell table:style-name="ce14"/>
          <table:table-cell table:style-name="ce18" table:number-columns-repeated="2"/>
          <table:table-cell table:style-name="ce24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5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3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2:01:40.5188640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8-01T12:01:48.376081351</dc:date>
    <meta:editing-duration>PT18H20M35S</meta:editing-duration>
    <meta:editing-cycles>282</meta:editing-cycles>
    <dc:creator>thebrush </dc:creator>
    <meta:document-statistic meta:table-count="1" meta:cell-count="29" meta:object-count="0"/>
  </office:meta>
</office:document-meta>
</file>